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4b4f9" officeooo:paragraph-rsid="0014b4f9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kshat Harit</text:p>
      <text:p text:style-name="P1">903090915</text:p>
      <text:p text:style-name="P1">1)</text:p>
      <text:p text:style-name="P1">I could only plot for 40000 points i.e .01 step size. That plot is attached.</text:p>
      <text:p text:style-name="P1">1<text:span text:style-name="T1">st</text:span> plot if for classification data set</text:p>
      <text:p text:style-name="P1">2<text:span text:style-name="T1">nd</text:span> is for ripple data set.</text:p>
      <text:p text:style-name="P1"/>
      <text:p text:style-name="P1">2)</text:p>
      <text:p text:style-name="P1">Plots attached</text:p>
      <text:p text:style-name="P1"/>
      <text:p text:style-name="P1">3)</text:p>
      <text:p text:style-name="P1">My design is that the Learner will do average as in a normal learner. But based on the output value it would output</text:p>
      <text:p text:style-name="P1">-1 if output&lt;-.33</text:p>
      <text:p text:style-name="P1">1 if output &gt; .33</text:p>
      <text:p text:style-name="P1">else 0</text:p>
      <text:p text:style-name="P1">In this way we output the classification, not some average value.</text:p>
      <text:p text:style-name="P1">Classification rms error worsens. However for classification rms error isn't a good indicator. I couldn't think of relevant metrics that would be relevant for both. However if I check accuracy, for classifier, the accuracy at k=6 is maximum i.e 84.25%</text:p>
      <text:p text:style-name="P1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2T23:30:46.572153859</meta:creation-date>
    <dc:date>2014-12-02T23:41:39.393992800</dc:date>
    <meta:editing-duration>P0D</meta:editing-duration>
    <meta:editing-cycles>1</meta:editing-cycles>
    <meta:document-statistic meta:table-count="0" meta:image-count="0" meta:object-count="0" meta:page-count="1" meta:paragraph-count="16" meta:word-count="120" meta:character-count="655" meta:non-whitespace-character-count="549"/>
    <meta:generator>LibreOffice/4.2.7.2$Linux_X86_64 LibreOffice_project/420m0$Build-2</meta:generator>
  </office:meta>
</office:document-meta>
</file>